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 2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supported Class Version Error or running play application with JDK 1.7</text:p>
                <text:list>
                  <text:list-item>
                    <text:p>52 = Java 8</text:p>
                  </text:list-item>
                  <text:list-item>
                    <text:p>51 = Java 7</text:p>
                  </text:list-item>
                  <text:list-item>
                    <text:p>50 = Java 6</text:p>
                  </text:list-item>
                </text:list>
              </text:list-item>
              <text:list-item>
                <text:p>Since version 1.3.0</text:p>
                <text:list>
                  <text:list-item>
                    <text:p>this library is only compatible with JDK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nce version 1.3.0</text:p>
                <text:list>
                  <text:list-item>
                    <text:p>this library is only compatible with JDK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$ sudo add-apt-repository ppa:webupd8team/java</text:p>
              </text:list-item>
              <text:list-item>
                <text:p>$ sudo apt-get update</text:p>
              </text:list-item>
              <text:list-item>
                <text:p>$ sudo apt-get install oracle-java8-installer</text:p>
              </text:list-item>
              <text:list-item>
                <text:p>java -version</text:p>
                <text:list>
                  <text:list-item>
                    <text:p>java version "1.8.0_77"</text:p>
                  </text:list-item>
                  <text:list-item>
                    <text:p>Java(TM) SE Runtime Environment (build 1.8.0_77-b03)</text:p>
                  </text:list-item>
                  <text:list-item>
                    <text:p>Java HotSpot(TM) 64-Bit Server VM (build 25.77-b03, mixed mode)</text:p>
                  </text:list-item>
                </text:list>
              </text:list-item>
              <text:list-item>
                <text:p>sudo apt-get install oracle-java8-set-default</text:p>
              </text:list-item>
            </text:list>
          </draw:text-box>
        </draw:frame>
        <draw:frame draw:style-name="gr2" draw:layer="layout" svg:width="17.579cm" svg:height="0.962cm" svg:x="9.821cm" svg:y="18.6cm">
          <draw:text-box>
            <text:p>http://tecadmin.net/install-oracle-java-8-jdk-8-ubuntu-via-ppa/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play 2.4.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and line</text:p>
                <text:list>
                  <text:list-item>
                    <text:p>activator new my-first-app play-java</text:p>
                  </text:list-item>
                  <text:list-item>
                    <text:p>cd my-first-app</text:p>
                  </text:list-item>
                  <text:list-item>
                    <text:p>activator run</text:p>
                  </text:list-item>
                </text:list>
              </text:list-item>
              <text:list-item>
                <text:p>Create a new application without activator</text:p>
              </text:list-item>
              <text:list-item>
                <text:p>First install sbt if need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9:11:40.337444940</meta:creation-date>
    <dc:date>2016-04-30T13:53:52.249904529</dc:date>
    <meta:editing-duration>PT6M24S</meta:editing-duration>
    <meta:editing-cycles>11</meta:editing-cycles>
    <meta:generator>LibreOffice/4.2.8.2$Linux_X86_64 LibreOffice_project/420m0$Build-2</meta:generator>
    <meta:document-statistic meta:object-count="46"/>
  </office:meta>
</office:document-meta>
</file>